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21CEE7FA14214A792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width="15.921cm" svg:height="11.942cm" draw:z-index="0"><draw:image xlink:href="Pictures/10000000000002D00000021CEE7FA14214A792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ZW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ZW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ufaro Fungurayi</meta:initial-creator>
    <dc:creator>Mufaro Fungurayi</dc:creator>
    <meta:editing-cycles>1</meta:editing-cycles>
    <meta:creation-date>2021-03-07T09:51:00</meta:creation-date>
    <dc:date>2021-03-07T10:03:00</dc:date>
    <meta:editing-duration>P0D</meta:editing-duration>
    <meta:generator>LibreOffice/6.4.7.2$Linux_X86_64 LibreOffice_project/40$Build-2</meta:generator>
    <meta:document-statistic meta:table-count="0" meta:image-count="1" meta:object-count="0" meta:page-count="1" meta:paragraph-count="1" meta:word-count="0" meta:character-count="0" meta:non-whitespace-character-count="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